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ndard Symbols PS" svg:font-family="'Standard Symbols P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85cm" fo:min-width="6.6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45cm" fo:min-width="0.6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3.75cm" fo:min-width="6.6cm"/>
      <style:paragraph-properties style:writing-mode="lr-tb"/>
    </style:style>
    <style:style style:name="gr10" style:family="graphic" style:parent-style-name="objectwithoutfill">
      <style:graphic-properties draw:stroke="dash" draw:stroke-dash="Long_20_Dash" draw:fill="solid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3.75cm" fo:min-width="7.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2a6099"/>
    </style:style>
    <style:style style:name="T2" style:family="text">
      <style:text-properties style:font-name="Standard Symbols PS" style:font-name-asian="Standard Symbols PS" style:font-name-complex="Standard Symbols PS"/>
    </style:style>
    <style:style style:name="T3" style:family="text">
      <style:text-properties style:font-name="Liberation Sans" style:font-name-asian="Standard Symbols PS" style:font-name-complex="Standard Symbols PS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cm" svg:height="1cm" svg:x="7cm" svg:y="2cm">
            <text:p text:style-name="P1">Teach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2cm" svg:y="2cm">
            <text:p text:style-name="P1">Student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5cm" svg:y1="3cm" svg:x2="8.5cm" svg:y2="8cm">
            <text:p/>
          </draw:line>
          <draw:line draw:style-name="gr2" draw:text-style-name="P2" draw:layer="layout" svg:x1="3.6cm" svg:y1="3cm" svg:x2="3.6cm" svg:y2="8cm">
            <text:p/>
          </draw:line>
          <draw:line draw:style-name="gr3" draw:text-style-name="P2" draw:layer="layout" svg:x1="3.6cm" svg:y1="5cm" svg:x2="8.5cm" svg:y2="5cm">
            <text:p/>
          </draw:line>
          <draw:frame draw:style-name="gr4" draw:text-style-name="P3" draw:layer="layout" svg:width="1.488cm" svg:height="0.962cm" svg:x="5.2cm" svg:y="4.038cm">
            <draw:text-box>
              <text:p><text:span text:style-name="T1">ask</text:span></text:p>
            </draw:text-box>
          </draw:frame>
          <draw:line draw:style-name="gr3" draw:text-style-name="P2" draw:layer="layout" svg:x1="8.5cm" svg:y1="7cm" svg:x2="3.6cm" svg:y2="7cm">
            <text:p/>
          </draw:line>
          <draw:frame draw:style-name="gr5" draw:text-style-name="P3" draw:layer="layout" svg:width="1.311cm" svg:height="0.962cm" svg:x="5.2cm" svg:y="6.038cm">
            <draw:text-box>
              <text:p><text:span text:style-name="T1">tell</text:span></text:p>
            </draw:text-box>
          </draw:frame>
        </draw:g>
        <draw:g>
          <draw:custom-shape draw:style-name="gr1" draw:text-style-name="P1" draw:layer="layout" svg:width="3cm" svg:height="1cm" svg:x="17cm" svg:y="2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12cm" svg:y="2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5cm" svg:y1="3cm" svg:x2="18.5cm" svg:y2="10cm">
            <text:p/>
          </draw:line>
          <draw:line draw:style-name="gr2" draw:text-style-name="P2" draw:layer="layout" svg:x1="13.6cm" svg:y1="3cm" svg:x2="13.6cm" svg:y2="10cm">
            <text:p/>
          </draw:line>
          <draw:line draw:style-name="gr3" draw:text-style-name="P2" draw:layer="layout" svg:x1="13.6cm" svg:y1="5cm" svg:x2="18.5cm" svg:y2="5cm">
            <text:p/>
          </draw:line>
          <draw:frame draw:style-name="gr4" draw:text-style-name="P3" draw:layer="layout" svg:width="2.894cm" svg:height="0.962cm" svg:x="14.706cm" svg:y="4.138cm">
            <draw:text-box>
              <text:p><text:span text:style-name="T1">question</text:span></text:p>
            </draw:text-box>
          </draw:frame>
          <draw:line draw:style-name="gr3" draw:text-style-name="P2" draw:layer="layout" svg:x1="18.5cm" svg:y1="7cm" svg:x2="13.6cm" svg:y2="7cm">
            <text:p/>
          </draw:line>
          <draw:frame draw:style-name="gr5" draw:text-style-name="P3" draw:layer="layout" svg:width="2.542cm" svg:height="0.962cm" svg:x="14.706cm" svg:y="6.138cm">
            <draw:text-box>
              <text:p><text:span text:style-name="T1">answer</text:span></text:p>
            </draw:text-box>
          </draw:frame>
          <draw:line draw:style-name="gr3" draw:text-style-name="P2" draw:layer="layout" svg:x1="13.6cm" svg:y1="8.962cm" svg:x2="18.5cm" svg:y2="8.962cm">
            <text:p/>
          </draw:line>
          <draw:frame draw:style-name="gr4" draw:text-style-name="P3" draw:layer="layout" svg:width="2.437cm" svg:height="0.962cm" svg:x="14.8cm" svg:y="8cm">
            <draw:text-box>
              <text:p><text:span text:style-name="T1">reward</text:span></text:p>
            </draw:text-box>
          </draw:frame>
        </draw:g>
        <draw:g>
          <draw:custom-shape draw:style-name="gr1" draw:text-style-name="P1" draw:layer="layout" svg:width="3cm" svg:height="1cm" svg:x="7cm" svg:y="10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2cm" svg:y="10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5cm" svg:y1="11cm" svg:x2="8.5cm" svg:y2="18cm">
            <text:p/>
          </draw:line>
          <draw:line draw:style-name="gr2" draw:text-style-name="P2" draw:layer="layout" svg:x1="3.6cm" svg:y1="11cm" svg:x2="3.6cm" svg:y2="18cm">
            <text:p/>
          </draw:line>
          <draw:line draw:style-name="gr3" draw:text-style-name="P2" draw:layer="layout" svg:x1="3.6cm" svg:y1="13cm" svg:x2="8.5cm" svg:y2="13cm">
            <text:p/>
          </draw:line>
          <draw:frame draw:style-name="gr4" draw:text-style-name="P3" draw:layer="layout" svg:width="2.894cm" svg:height="0.962cm" svg:x="4.706cm" svg:y="12.138cm">
            <draw:text-box>
              <text:p><text:span text:style-name="T1">question</text:span></text:p>
            </draw:text-box>
          </draw:frame>
          <draw:line draw:style-name="gr3" draw:text-style-name="P2" draw:layer="layout" svg:x1="8.5cm" svg:y1="15cm" svg:x2="3.6cm" svg:y2="15cm">
            <text:p/>
          </draw:line>
          <draw:frame draw:style-name="gr5" draw:text-style-name="P3" draw:layer="layout" svg:width="2.542cm" svg:height="0.962cm" svg:x="4.706cm" svg:y="14.138cm">
            <draw:text-box>
              <text:p><text:span text:style-name="T1">answer</text:span></text:p>
            </draw:text-box>
          </draw:frame>
          <draw:line draw:style-name="gr3" draw:text-style-name="P2" draw:layer="layout" svg:x1="3.6cm" svg:y1="16.962cm" svg:x2="8.5cm" svg:y2="16.962cm">
            <text:p/>
          </draw:line>
          <draw:frame draw:style-name="gr4" draw:text-style-name="P3" draw:layer="layout" svg:width="2.437cm" svg:height="0.962cm" svg:x="4.8cm" svg:y="16cm">
            <draw:text-box>
              <text:p><text:span text:style-name="T1">reward</text:span></text:p>
            </draw:text-box>
          </draw:frame>
          <draw:frame draw:style-name="gr6" draw:text-style-name="P4" draw:layer="layout" svg:width="2.581cm" svg:height="0.962cm" svg:x="8.712cm" svg:y="14.2cm">
            <draw:text-box>
              <text:p>timeout</text:p>
            </draw:text-box>
          </draw:frame>
        </draw:g>
        <draw:g>
          <draw:custom-shape draw:style-name="gr1" draw:text-style-name="P1" draw:layer="layout" svg:width="3cm" svg:height="1cm" svg:x="17cm" svg:y="10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12cm" svg:y="10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5cm" svg:y1="11cm" svg:x2="18.5cm" svg:y2="18cm">
            <text:p/>
          </draw:line>
          <draw:line draw:style-name="gr2" draw:text-style-name="P2" draw:layer="layout" svg:x1="13.6cm" svg:y1="11cm" svg:x2="13.6cm" svg:y2="18cm">
            <text:p/>
          </draw:line>
          <draw:line draw:style-name="gr3" draw:text-style-name="P2" draw:layer="layout" svg:x1="13.6cm" svg:y1="13cm" svg:x2="18.5cm" svg:y2="13cm">
            <text:p/>
          </draw:line>
          <draw:frame draw:style-name="gr4" draw:text-style-name="P3" draw:layer="layout" svg:width="2.894cm" svg:height="0.962cm" svg:x="14.706cm" svg:y="12.138cm">
            <draw:text-box>
              <text:p><text:span text:style-name="T1">question</text:span></text:p>
            </draw:text-box>
          </draw:frame>
          <draw:line draw:style-name="gr3" draw:text-style-name="P2" draw:layer="layout" svg:x1="18.5cm" svg:y1="15cm" svg:x2="13.6cm" svg:y2="15cm">
            <text:p/>
          </draw:line>
          <draw:frame draw:style-name="gr5" draw:text-style-name="P3" draw:layer="layout" svg:width="2.542cm" svg:height="0.962cm" svg:x="14.706cm" svg:y="14.138cm">
            <draw:text-box>
              <text:p><text:span text:style-name="T1">answer</text:span></text:p>
            </draw:text-box>
          </draw:frame>
          <draw:line draw:style-name="gr3" draw:text-style-name="P2" draw:layer="layout" svg:x1="13.6cm" svg:y1="16.962cm" svg:x2="18.5cm" svg:y2="16.962cm">
            <text:p/>
          </draw:line>
          <draw:frame draw:style-name="gr4" draw:text-style-name="P3" draw:layer="layout" svg:width="2.437cm" svg:height="0.962cm" svg:x="14.8cm" svg:y="16cm">
            <draw:text-box>
              <text:p><text:span text:style-name="T1">reward</text:span></text:p>
            </draw:text-box>
          </draw:frame>
          <draw:frame draw:style-name="gr6" draw:text-style-name="P4" draw:layer="layout" svg:width="3.288cm" svg:height="0.962cm" svg:x="18.712cm" svg:y="14.2cm">
            <draw:text-box>
              <text:p>n, timeout</text:p>
            </draw:text-box>
          </draw:frame>
          <draw:frame draw:style-name="gr6" draw:text-style-name="P4" draw:layer="layout" svg:width="1.729cm" svg:height="0.967cm" svg:x="11.9cm" svg:y="16.133cm">
            <draw:text-box>
              <text:p>m<text:span text:style-name="T2">£</text:span><text:span text:style-name="T3">n</text:span></text:p>
            </draw:text-box>
          </draw:frame>
        </draw:g>
      </draw:page>
      <draw:page draw:name="page2" draw:style-name="dp1" draw:master-page-name="Standard">
        <draw:g>
          <draw:custom-shape draw:style-name="gr7" draw:text-style-name="P5" draw:layer="layout" svg:width="7.1cm" svg:height="2.1cm" svg:x="2cm" svg:y="7cm"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6.6cm" svg:y="1.4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1.6cm" svg:y="1.4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1cm" svg:y1="2.4cm" svg:x2="8.1cm" svg:y2="9.4cm">
            <text:p/>
          </draw:line>
          <draw:line draw:style-name="gr2" draw:text-style-name="P2" draw:layer="layout" svg:x1="3.2cm" svg:y1="2.4cm" svg:x2="3.2cm" svg:y2="9.4cm">
            <text:p/>
          </draw:line>
          <draw:line draw:style-name="gr3" draw:text-style-name="P2" draw:layer="layout" svg:x1="3.2cm" svg:y1="4.4cm" svg:x2="8.1cm" svg:y2="4.4cm">
            <text:p/>
          </draw:line>
          <draw:frame draw:style-name="gr4" draw:text-style-name="P3" draw:layer="layout" svg:width="2.894cm" svg:height="0.962cm" svg:x="4.306cm" svg:y="3.538cm">
            <draw:text-box>
              <text:p><text:span text:style-name="T1">question</text:span></text:p>
            </draw:text-box>
          </draw:frame>
          <draw:line draw:style-name="gr3" draw:text-style-name="P2" draw:layer="layout" svg:x1="8.1cm" svg:y1="6.4cm" svg:x2="3.2cm" svg:y2="6.4cm">
            <text:p/>
          </draw:line>
          <draw:frame draw:style-name="gr5" draw:text-style-name="P3" draw:layer="layout" svg:width="2.542cm" svg:height="0.962cm" svg:x="4.306cm" svg:y="5.538cm">
            <draw:text-box>
              <text:p><text:span text:style-name="T1">answer</text:span></text:p>
            </draw:text-box>
          </draw:frame>
          <draw:line draw:style-name="gr3" draw:text-style-name="P2" draw:layer="layout" svg:x1="3.2cm" svg:y1="8.362cm" svg:x2="8.1cm" svg:y2="8.362cm">
            <text:p/>
          </draw:line>
          <draw:frame draw:style-name="gr4" draw:text-style-name="P3" draw:layer="layout" svg:width="2.437cm" svg:height="0.962cm" svg:x="4.4cm" svg:y="7.4cm">
            <draw:text-box>
              <text:p><text:span text:style-name="T1">reward</text:span></text:p>
            </draw:text-box>
          </draw:frame>
          <draw:frame draw:style-name="gr6" draw:text-style-name="P4" draw:layer="layout" svg:width="2.581cm" svg:height="0.962cm" svg:x="8.312cm" svg:y="5.6cm">
            <draw:text-box>
              <text:p>timeout</text:p>
            </draw:text-box>
          </draw:frame>
          <draw:custom-shape draw:style-name="gr8" draw:text-style-name="P7" draw:layer="layout" svg:width="1.1cm" svg:height="0.7cm" svg:x="2cm" svg:y="7cm">
            <text:p text:style-name="P6"><text:span text:style-name="T4">OP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7.1cm" svg:height="4cm" svg:x="2.4cm" svg:y="15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7.007cm" svg:y="10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2.007cm" svg:y="10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507cm" svg:y1="11cm" svg:x2="8.5cm" svg:y2="20cm">
            <text:p/>
          </draw:line>
          <draw:line draw:style-name="gr2" draw:text-style-name="P2" draw:layer="layout" svg:x1="3.607cm" svg:y1="11cm" svg:x2="3.6cm" svg:y2="20cm">
            <text:p/>
          </draw:line>
          <draw:line draw:style-name="gr3" draw:text-style-name="P2" draw:layer="layout" svg:x1="3.607cm" svg:y1="13cm" svg:x2="8.507cm" svg:y2="13cm">
            <text:p/>
          </draw:line>
          <draw:frame draw:style-name="gr4" draw:text-style-name="P3" draw:layer="layout" svg:width="2.894cm" svg:height="0.962cm" svg:x="4.713cm" svg:y="12.138cm">
            <draw:text-box>
              <text:p><text:span text:style-name="T1">question</text:span></text:p>
            </draw:text-box>
          </draw:frame>
          <draw:line draw:style-name="gr3" draw:text-style-name="P2" draw:layer="layout" svg:x1="8.507cm" svg:y1="15cm" svg:x2="3.607cm" svg:y2="15cm">
            <text:p/>
          </draw:line>
          <draw:frame draw:style-name="gr5" draw:text-style-name="P3" draw:layer="layout" svg:width="2.542cm" svg:height="0.962cm" svg:x="4.713cm" svg:y="14.138cm">
            <draw:text-box>
              <text:p><text:span text:style-name="T1">answer</text:span></text:p>
            </draw:text-box>
          </draw:frame>
          <draw:line draw:style-name="gr3" draw:text-style-name="P2" draw:layer="layout" svg:x1="3.607cm" svg:y1="16.962cm" svg:x2="8.507cm" svg:y2="16.962cm">
            <text:p/>
          </draw:line>
          <draw:frame draw:style-name="gr4" draw:text-style-name="P3" draw:layer="layout" svg:width="2.792cm" svg:height="0.962cm" svg:x="4.508cm" svg:y="16cm">
            <draw:text-box>
              <text:p><text:span text:style-name="T1">success</text:span></text:p>
            </draw:text-box>
          </draw:frame>
          <draw:frame draw:style-name="gr6" draw:text-style-name="P4" draw:layer="layout" svg:width="2.581cm" svg:height="0.962cm" svg:x="8.719cm" svg:y="14.2cm">
            <draw:text-box>
              <text:p>timeout</text:p>
            </draw:text-box>
          </draw:frame>
          <draw:custom-shape draw:style-name="gr8" draw:text-style-name="P7" draw:layer="layout" svg:width="1.1cm" svg:height="0.7cm" svg:x="2.407cm" svg:y="15.6cm">
            <text:p text:style-name="P6"><text:span text:style-name="T4">ALT</text:span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225cm" svg:height="0.962cm" svg:x="4.7cm" svg:y="17.738cm">
            <draw:text-box>
              <text:p><text:span text:style-name="T1">fail</text:span><text:span text:style-name="T1">ur</text:span><text:span text:style-name="T1">e</text:span></text:p>
            </draw:text-box>
          </draw:frame>
          <draw:line draw:style-name="gr3" draw:text-style-name="P2" draw:layer="layout" svg:x1="3.6cm" svg:y1="18.7cm" svg:x2="8.5cm" svg:y2="18.7cm">
            <text:p/>
          </draw:line>
          <draw:line draw:style-name="gr10" draw:text-style-name="P2" draw:layer="layout" svg:x1="2.4cm" svg:y1="17.7cm" svg:x2="9.5cm" svg:y2="17.7cm">
            <text:p/>
          </draw:line>
        </draw:g>
        <draw:g>
          <draw:custom-shape draw:style-name="gr11" draw:text-style-name="P5" draw:layer="layout" svg:width="7.9cm" svg:height="4cm" svg:x="12.4cm" svg:y="15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17.007cm" svg:y="10cm">
            <text:p text:style-name="P1">Student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cm" svg:height="1cm" svg:x="12.007cm" svg:y="10cm">
            <text:p text:style-name="P1">Teache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507cm" svg:y1="11cm" svg:x2="18.5cm" svg:y2="20cm">
            <text:p/>
          </draw:line>
          <draw:line draw:style-name="gr2" draw:text-style-name="P2" draw:layer="layout" svg:x1="13.607cm" svg:y1="11cm" svg:x2="13.6cm" svg:y2="20cm">
            <text:p/>
          </draw:line>
          <draw:line draw:style-name="gr3" draw:text-style-name="P2" draw:layer="layout" svg:x1="13.607cm" svg:y1="13cm" svg:x2="18.507cm" svg:y2="13cm">
            <text:p/>
          </draw:line>
          <draw:frame draw:style-name="gr4" draw:text-style-name="P3" draw:layer="layout" svg:width="2.894cm" svg:height="0.962cm" svg:x="14.713cm" svg:y="12.138cm">
            <draw:text-box>
              <text:p><text:span text:style-name="T1">question</text:span></text:p>
            </draw:text-box>
          </draw:frame>
          <draw:line draw:style-name="gr3" draw:text-style-name="P2" draw:layer="layout" svg:x1="18.507cm" svg:y1="15cm" svg:x2="13.607cm" svg:y2="15cm">
            <text:p/>
          </draw:line>
          <draw:frame draw:style-name="gr5" draw:text-style-name="P3" draw:layer="layout" svg:width="2.542cm" svg:height="0.962cm" svg:x="14.713cm" svg:y="14.138cm">
            <draw:text-box>
              <text:p><text:span text:style-name="T1">answer</text:span></text:p>
            </draw:text-box>
          </draw:frame>
          <draw:line draw:style-name="gr3" draw:text-style-name="P2" draw:layer="layout" svg:x1="13.607cm" svg:y1="16.962cm" svg:x2="18.507cm" svg:y2="16.962cm">
            <text:p/>
          </draw:line>
          <draw:frame draw:style-name="gr4" draw:text-style-name="P3" draw:layer="layout" svg:width="2.792cm" svg:height="0.962cm" svg:x="14.508cm" svg:y="16cm">
            <draw:text-box>
              <text:p><text:span text:style-name="T1">success</text:span></text:p>
            </draw:text-box>
          </draw:frame>
          <draw:frame draw:style-name="gr6" draw:text-style-name="P4" draw:layer="layout" svg:width="3.288cm" svg:height="0.962cm" svg:x="18.719cm" svg:y="14.2cm">
            <draw:text-box>
              <text:p>n, timeout</text:p>
            </draw:text-box>
          </draw:frame>
          <draw:custom-shape draw:style-name="gr8" draw:text-style-name="P7" draw:layer="layout" svg:width="1.1cm" svg:height="0.7cm" svg:x="12.407cm" svg:y="15.6cm">
            <text:p text:style-name="P6"><text:span text:style-name="T4">ALT</text:span></text:p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2.225cm" svg:height="0.962cm" svg:x="14.7cm" svg:y="17.738cm">
            <draw:text-box>
              <text:p><text:span text:style-name="T1">failure</text:span></text:p>
            </draw:text-box>
          </draw:frame>
          <draw:line draw:style-name="gr3" draw:text-style-name="P2" draw:layer="layout" svg:x1="13.6cm" svg:y1="18.7cm" svg:x2="18.5cm" svg:y2="18.7cm">
            <text:p/>
          </draw:line>
          <draw:line draw:style-name="gr10" draw:text-style-name="P2" draw:layer="layout" svg:x1="12.4cm" svg:y1="17.7cm" svg:x2="20.3cm" svg:y2="17.7cm">
            <text:p/>
          </draw:line>
          <draw:frame draw:style-name="gr6" draw:text-style-name="P4" draw:layer="layout" svg:width="1.34cm" svg:height="0.967cm" svg:x="18.36cm" svg:y="16.033cm">
            <draw:text-box>
              <text:p>i<text:span text:style-name="T2">£</text:span><text:span text:style-name="T3">n</text:span></text:p>
            </draw:text-box>
          </draw:frame>
          <draw:frame draw:style-name="gr6" draw:text-style-name="P4" draw:layer="layout" svg:width="1.717cm" svg:height="0.962cm" svg:x="18.4cm" svg:y="18.138cm">
            <draw:text-box>
              <text:p>j=n-i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ndard Symbols PS" svg:font-family="'Standard Symbols P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Sabouret</meta:initial-creator>
    <meta:creation-date>2020-10-28T15:06:36.792649175</meta:creation-date>
    <dc:date>2021-01-20T17:02:41.166849756</dc:date>
    <dc:creator>Nicolas Sabouret</dc:creator>
    <meta:editing-duration>PT25M30S</meta:editing-duration>
    <meta:editing-cycles>9</meta:editing-cycles>
    <meta:generator>LibreOffice/6.4.6.2$Linux_X86_64 LibreOffice_project/40$Build-2</meta:generator>
    <meta:document-statistic meta:object-count="95"/>
  </office:meta>
</office:document-meta>
</file>